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4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 table:number-columns-repeated="2"/>
          <table:table-cell office:value-type="string" calcext:value-type="string">
            <text:p>Hash</text:p>
          </table:table-cell>
          <table:table-cell/>
          <table:table-cell table:style-name="Default"/>
          <table:table-cell office:value-type="string" calcext:value-type="string">
            <text:p>Killer + Hash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Depth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b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b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POWER([.C3];1/[.B3])" office:value-type="float" office:value="22" calcext:value-type="float">
            <text:p>22.0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POWER([.F3];1/[.B3])" office:value-type="float" office:value="22" calcext:value-type="float">
            <text:p>22.0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POWER([.C4];1/[.B4])" office:value-type="float" office:value="8.42614977317636" calcext:value-type="float">
            <text:p>8.43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POWER([.F4];1/[.B4])" office:value-type="float" office:value="8.24621125123532" calcext:value-type="float">
            <text:p>8.25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388" calcext:value-type="float">
            <text:p>3388</text:p>
          </table:table-cell>
          <table:table-cell office:value-type="float" office:value="0" calcext:value-type="float">
            <text:p>0</text:p>
          </table:table-cell>
          <table:table-cell table:formula="of:=POWER([.C5];1/[.B5])" office:value-type="float" office:value="15.0192345841017" calcext:value-type="float">
            <text:p>15.02</text:p>
          </table:table-cell>
          <table:table-cell office:value-type="float" office:value="2647" calcext:value-type="float">
            <text:p>2647</text:p>
          </table:table-cell>
          <table:table-cell office:value-type="float" office:value="0" calcext:value-type="float">
            <text:p>0</text:p>
          </table:table-cell>
          <table:table-cell table:formula="of:=POWER([.F5];1/[.B5])" office:value-type="float" office:value="13.833051074062" calcext:value-type="float">
            <text:p>13.83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248" calcext:value-type="float">
            <text:p>9248</text:p>
          </table:table-cell>
          <table:table-cell office:value-type="float" office:value="0.02" calcext:value-type="float">
            <text:p>0.02</text:p>
          </table:table-cell>
          <table:table-cell table:formula="of:=POWER([.C6];1/[.B6])" office:value-type="float" office:value="9.80645309178454" calcext:value-type="float">
            <text:p>9.81</text:p>
          </table:table-cell>
          <table:table-cell office:value-type="float" office:value="6799" calcext:value-type="float">
            <text:p>6799</text:p>
          </table:table-cell>
          <table:table-cell office:value-type="float" office:value="0.01" calcext:value-type="float">
            <text:p>0.01</text:p>
          </table:table-cell>
          <table:table-cell table:formula="of:=POWER([.F6];1/[.B6])" office:value-type="float" office:value="9.08053131148129" calcext:value-type="float">
            <text:p>9.08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49150" calcext:value-type="float">
            <text:p>149150</text:p>
          </table:table-cell>
          <table:table-cell office:value-type="float" office:value="0.25" calcext:value-type="float">
            <text:p>0.25</text:p>
          </table:table-cell>
          <table:table-cell table:formula="of:=POWER([.C7];1/[.B7])" office:value-type="float" office:value="10.8323990779311" calcext:value-type="float">
            <text:p>10.83</text:p>
          </table:table-cell>
          <table:table-cell office:value-type="float" office:value="98929" calcext:value-type="float">
            <text:p>98929</text:p>
          </table:table-cell>
          <table:table-cell office:value-type="float" office:value="0.14" calcext:value-type="float">
            <text:p>0.14</text:p>
          </table:table-cell>
          <table:table-cell table:formula="of:=POWER([.F7];1/[.B7])" office:value-type="float" office:value="9.97848764259211" calcext:value-type="float">
            <text:p>9.98</text:p>
          </table:table-cell>
          <table:table-cell table:formula="of:=[.D7]/[.G7]-1" office:value-type="percentage" office:value="0.785714285714286" calcext:value-type="percentage">
            <text:p>78.57%</text:p>
          </table:table-cell>
          <table:table-cell table:formula="of:=[.H7]-[.E7]" office:value-type="float" office:value="-0.853911435338951" calcext:value-type="float">
            <text:p>-0.85391143533895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02692" calcext:value-type="float">
            <text:p>502692</text:p>
          </table:table-cell>
          <table:table-cell office:value-type="float" office:value="0.86" calcext:value-type="float">
            <text:p>0.86</text:p>
          </table:table-cell>
          <table:table-cell table:formula="of:=POWER([.C8];1/[.B8])" office:value-type="float" office:value="8.9169636374005" calcext:value-type="float">
            <text:p>8.92</text:p>
          </table:table-cell>
          <table:table-cell office:value-type="float" office:value="273938" calcext:value-type="float">
            <text:p>273938</text:p>
          </table:table-cell>
          <table:table-cell office:value-type="float" office:value="0.4" calcext:value-type="float">
            <text:p>0.4</text:p>
          </table:table-cell>
          <table:table-cell table:formula="of:=POWER([.F8];1/[.B8])" office:value-type="float" office:value="8.05889282452714" calcext:value-type="float">
            <text:p>8.06</text:p>
          </table:table-cell>
          <table:table-cell table:formula="of:=[.D8]/[.G8]-1" office:value-type="percentage" office:value="1.15" calcext:value-type="percentage">
            <text:p>115.00%</text:p>
          </table:table-cell>
          <table:table-cell table:formula="of:=[.H8]-[.E8]" office:value-type="float" office:value="-0.858070812873356" calcext:value-type="float">
            <text:p>-0.85807081287335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348563" calcext:value-type="float">
            <text:p>3348563</text:p>
          </table:table-cell>
          <table:table-cell office:value-type="float" office:value="4.8" calcext:value-type="float">
            <text:p>4.8</text:p>
          </table:table-cell>
          <table:table-cell table:formula="of:=POWER([.C9];1/[.B9])" office:value-type="float" office:value="8.55308206808953" calcext:value-type="float">
            <text:p>8.55</text:p>
          </table:table-cell>
          <table:table-cell office:value-type="float" office:value="2109993" calcext:value-type="float">
            <text:p>2109993</text:p>
          </table:table-cell>
          <table:table-cell office:value-type="float" office:value="2.57" calcext:value-type="float">
            <text:p>2.57</text:p>
          </table:table-cell>
          <table:table-cell table:formula="of:=POWER([.F9];1/[.B9])" office:value-type="float" office:value="8.00697949556079" calcext:value-type="float">
            <text:p>8.01</text:p>
          </table:table-cell>
          <table:table-cell table:formula="of:=[.D9]/[.G9]-1" office:value-type="percentage" office:value="0.867704280155642" calcext:value-type="percentage">
            <text:p>86.77%</text:p>
          </table:table-cell>
          <table:table-cell table:formula="of:=[.H9]-[.E9]" office:value-type="float" office:value="-0.546102572528746" calcext:value-type="float">
            <text:p>-0.546102572528746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formula="of:=AVERAGE([.I7:.I9])" office:value-type="percentage" office:value="0.934472855289976" calcext:value-type="percentage">
            <text:p>93.45%</text:p>
          </table:table-cell>
          <table:table-cell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formula="of:=1.8*1.8" office:value-type="float" office:value="3.24" calcext:value-type="float">
            <text:p>3.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8T11:42:14.831494017</meta:creation-date>
    <dc:date>2022-02-18T15:34:46.143641720</dc:date>
    <meta:editing-duration>PT3H11M4S</meta:editing-duration>
    <meta:editing-cycles>6</meta:editing-cycles>
    <meta:generator>LibreOffice/6.4.7.2$Linux_X86_64 LibreOffice_project/40$Build-2</meta:generator>
    <meta:document-statistic meta:table-count="1" meta:cell-count="76" meta:object-count="0"/>
  </office:meta>
</office:document-meta>
</file>